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cccc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 ld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US_PASSWD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4" table:number-columns-repeated="6"/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gidNumber,dc=users)</text:p>
          </table:table-cell>
          <table:table-cell office:value-type="string">
            <text:p>to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Uid</text:p>
          </table:table-cell>
          <table:table-cell office:value-type="string">
            <text:p>GRP_MEMBERUID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gidNumber</text:p>
          </table:table-cell>
          <table:table-cell office:value-type="string">
            <text:p>GRP_GIDNUMBER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posixGroup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17</meta:creation-date>
    <dc:creator>Eric Brison</dc:creator>
    <dc:date>2012-03-30T16:37:38</dc:date>
    <meta:editing-cycles>8</meta:editing-cycles>
    <meta:editing-duration>PT11H19M33S</meta:editing-duration>
    <meta:document-statistic meta:table-count="1" meta:cell-count="467" meta:object-count="0"/>
    <meta:user-defined meta:name="Info 1"/>
    <meta:user-defined meta:name="Info 2"/>
    <meta:user-defined meta:name="Info 3"/>
    <meta:user-defined meta:name="Info 4"/>
  </office:meta>
</office:document-meta>
</file>